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8.098cm" fo:margin-left="0cm" table:align="left"/>
    </style:style>
    <style:style style:name="Tableau1.A" style:family="table-column">
      <style:table-column-properties style:column-width="2.51cm"/>
    </style:style>
    <style:style style:name="Tableau1.B" style:family="table-column">
      <style:table-column-properties style:column-width="1.988cm"/>
    </style:style>
    <style:style style:name="Tableau1.C" style:family="table-column">
      <style:table-column-properties style:column-width="2.196cm"/>
    </style:style>
    <style:style style:name="Tableau1.D" style:family="table-column">
      <style:table-column-properties style:column-width="2.805cm"/>
    </style:style>
    <style:style style:name="Tableau1.E" style:family="table-column">
      <style:table-column-properties style:column-width="2.011cm"/>
    </style:style>
    <style:style style:name="Tableau1.F" style:family="table-column">
      <style:table-column-properties style:column-width="3.096cm"/>
    </style:style>
    <style:style style:name="Tableau1.G" style:family="table-column">
      <style:table-column-properties style:column-width="3.493cm"/>
    </style:style>
    <style:style style:name="Tableau1.A1" style:family="table-cell">
      <style:table-cell-properties fo:padding="0.097cm" fo:border-left="0.05pt solid #000000" fo:border-right="none" fo:border-top="0.05pt solid #000000" fo:border-bottom="0.05pt solid #000000"/>
    </style:style>
    <style:style style:name="Tableau1.G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G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17469" officeooo:paragraph-rsid="00017469"/>
    </style:style>
    <style:style style:name="P2" style:family="paragraph" style:parent-style-name="Standard">
      <style:text-properties officeooo:rsid="00017469" officeooo:paragraph-rsid="0003541d"/>
    </style:style>
    <style:style style:name="P3" style:family="paragraph" style:parent-style-name="Standard">
      <style:text-properties officeooo:rsid="00017469" officeooo:paragraph-rsid="00054dfc"/>
    </style:style>
    <style:style style:name="P4" style:family="paragraph" style:parent-style-name="Standard">
      <style:text-properties officeooo:rsid="0003541d" officeooo:paragraph-rsid="0003541d"/>
    </style:style>
    <style:style style:name="P5" style:family="paragraph" style:parent-style-name="Standard">
      <style:text-properties officeooo:rsid="00054dfc" officeooo:paragraph-rsid="00054dfc"/>
    </style:style>
    <style:style style:name="P6" style:family="paragraph" style:parent-style-name="Standard">
      <style:text-properties officeooo:rsid="0006f535" officeooo:paragraph-rsid="0006f535"/>
    </style:style>
    <style:style style:name="P7" style:family="paragraph" style:parent-style-name="Standard">
      <style:text-properties officeooo:rsid="0008e655" officeooo:paragraph-rsid="0008e655"/>
    </style:style>
    <style:style style:name="P8" style:family="paragraph" style:parent-style-name="Standard">
      <style:text-properties officeooo:rsid="000b4224" officeooo:paragraph-rsid="000b4224"/>
    </style:style>
    <style:style style:name="P9" style:family="paragraph" style:parent-style-name="Standard">
      <style:text-properties officeooo:rsid="000fb5c3" officeooo:paragraph-rsid="000fb5c3"/>
    </style:style>
    <style:style style:name="P10" style:family="paragraph" style:parent-style-name="Standard">
      <style:text-properties officeooo:rsid="00102ec8" officeooo:paragraph-rsid="00102ec8"/>
    </style:style>
    <style:style style:name="P11" style:family="paragraph" style:parent-style-name="Standard">
      <style:text-properties officeooo:rsid="001154cc" officeooo:paragraph-rsid="001154cc"/>
    </style:style>
    <style:style style:name="P12" style:family="paragraph" style:parent-style-name="Standard">
      <style:text-properties officeooo:rsid="00131ac2" officeooo:paragraph-rsid="00131ac2"/>
    </style:style>
    <style:style style:name="P13" style:family="paragraph" style:parent-style-name="Standard">
      <style:text-properties officeooo:rsid="0015809e" officeooo:paragraph-rsid="0015809e"/>
    </style:style>
    <style:style style:name="P14" style:family="paragraph" style:parent-style-name="Standard">
      <style:text-properties officeooo:rsid="0018a8ef" officeooo:paragraph-rsid="0018a8ef"/>
    </style:style>
    <style:style style:name="P15" style:family="paragraph" style:parent-style-name="Table_20_Contents">
      <style:text-properties officeooo:rsid="001154cc" officeooo:paragraph-rsid="001154cc"/>
    </style:style>
    <style:style style:name="P16" style:family="paragraph" style:parent-style-name="Table_20_Contents">
      <style:text-properties officeooo:rsid="001485ee" officeooo:paragraph-rsid="001485ee"/>
    </style:style>
    <style:style style:name="P17" style:family="paragraph" style:parent-style-name="Standard">
      <style:text-properties officeooo:rsid="0019d143" officeooo:paragraph-rsid="0019d143"/>
    </style:style>
    <style:style style:name="T1" style:family="text">
      <style:text-properties officeooo:rsid="0003541d"/>
    </style:style>
    <style:style style:name="T2" style:family="text">
      <style:text-properties officeooo:rsid="00054dfc"/>
    </style:style>
    <style:style style:name="T3" style:family="text">
      <style:text-properties officeooo:rsid="00075fe6"/>
    </style:style>
    <style:style style:name="T4" style:family="text">
      <style:text-properties officeooo:rsid="0008e655"/>
    </style:style>
    <style:style style:name="T5" style:family="text">
      <style:text-properties officeooo:rsid="000cb0de"/>
    </style:style>
    <style:style style:name="T6" style:family="text">
      <style:text-properties officeooo:rsid="000dfd11"/>
    </style:style>
    <style:style style:name="T7" style:family="text">
      <style:text-properties officeooo:rsid="00102ec8"/>
    </style:style>
    <style:style style:name="T8" style:family="text">
      <style:text-properties style:text-line-through-style="none" style:text-line-through-type="none"/>
    </style:style>
    <style:style style:name="T9" style:family="text">
      <style:text-properties officeooo:rsid="001154cc"/>
    </style:style>
    <style:style style:name="T10" style:family="text">
      <style:text-properties officeooo:rsid="00158467"/>
    </style:style>
    <style:style style:name="T11" style:family="text">
      <style:text-properties officeooo:rsid="00172a55"/>
    </style:style>
    <style:style style:name="T12" style:family="text">
      <style:text-properties officeooo:rsid="0018a8e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e pitch : un FTL marin Steampunk <text:span text:style-name="T6">(l’occasion de réscuciter ma musique Rebecca)</text:span></text:p>
      <text:p text:style-name="P1"/>
      <text:p text:style-name="P1"/>
      <text:p text:style-name="P1">1) Questions</text:p>
      <text:p text:style-name="P1"/>
      <text:p text:style-name="P6">Pirate réaliste ou fantasie (steampunk)</text:p>
      <text:p text:style-name="P1"/>
      <text:p text:style-name="P1"/>
      <text:p text:style-name="P1">2) Epics</text:p>
      <text:p text:style-name="P1"/>
      <text:p text:style-name="P1">- <text:span text:style-name="T11">A) </text:span>navigation <text:span text:style-name="T10">(carte stratégique)</text:span></text:p>
      <text:p text:style-name="P1">- <text:span text:style-name="T11">B) Marine Royale (jours d’avance)</text:span></text:p>
      <text:p text:style-name="P1">- <text:span text:style-name="T11">C) </text:span>combat : manoeuvres ?</text:p>
      <text:p text:style-name="P1">- <text:span text:style-name="T11">D) </text:span>systemes du vaisseau</text:p>
      <text:p text:style-name="P1">- <text:span text:style-name="T11">E) </text:span>commerce : <text:span text:style-name="T3">marchandises</text:span> <text:span text:style-name="T3">(</text:span>peche, <text:span text:style-name="T3">or, </text:span>...<text:span text:style-name="T3">)</text:span></text:p>
      <text:p text:style-name="P1">- <text:span text:style-name="T11">F) </text:span>équipage</text:p>
      <text:p text:style-name="P1">- <text:span text:style-name="T11">G) fidélité</text:span></text:p>
      <text:p text:style-name="P1">- <text:span text:style-name="T11">H) </text:span>ressources : poissons, <text:span text:style-name="T11">or, mécha, fidélité, jours d’avance</text:span></text:p>
      <text:p text:style-name="P1">- <text:span text:style-name="T11">I) inondation des salles</text:span></text:p>
      <text:p text:style-name="P1">- <text:span text:style-name="T11">J) événements stratégiques</text:span></text:p>
      <text:p text:style-name="P1"/>
      <text:p text:style-name="P1"/>
      <text:p text:style-name="P1">3) Navigation</text:p>
      <text:p text:style-name="P1"/>
      <text:p text:style-name="P17">Déplacements en tour par tour sur un damier</text:p>
      <text:p text:style-name="P1"/>
      <text:p text:style-name="P1"/>
      <text:p text:style-name="P10">4) Marine Royale</text:p>
      <text:p text:style-name="P9">On est poursuivis par la Marine Royale (comme dans FTL) : la distance avec eux varie (en nombre de jours d’avance) selon :</text:p>
      <text:p text:style-name="P9">- le temps passé sur les événements (chaque action a un coût en nombre de jours)</text:p>
      <text:p text:style-name="P9">- est-ce qu’on est repérés ou pas (navire de la Marine qui s’enfuit, <text:span text:style-name="T7">attaque de ports, survivants</text:span> non exécutés : en le laissant partir, il peut soit nous trahir, soit au contraire les ralentir en leur indiquant une mauvaise route<text:span text:style-name="T7">)</text:span></text:p>
      <text:p text:style-name="P1"/>
      <text:p text:style-name="P1"><text:span text:style-name="T12">B</text:span>) Equipage</text:p>
      <text:p text:style-name="P1"/>
      <text:p text:style-name="P14">Représentation et déplacement : il se déplace sur des cases orthogonales, sans mouvement diagonal.</text:p>
      <text:p text:style-name="P14">On peut cliquer sur une salle comme destination, mais pas sur une case précise. Le jeu réserve alors une case libre dans la Salle choisie et la lui assigne.</text:p>
      <text:p text:style-name="P14">Les membres d’équipage peuvent se croiser (se traverser) mais ne peuvent pas avoir la même case de destination (chaque case a un propriétaire unique).</text:p>
      <text:p text:style-name="P14"/>
      <text:p text:style-name="P14"/>
      <text:p text:style-name="P1">Talents :</text:p>
      <text:p text:style-name="P1">- navigation</text:p>
      <text:p text:style-name="P1">- combat <text:span text:style-name="T1">mêlée</text:span></text:p>
      <text:p text:style-name="P1">- cuisine</text:p>
      <text:p text:style-name="P1">- <text:span text:style-name="T1">balistique</text:span></text:p>
      <text:p text:style-name="P1"><text:soft-page-break/>- pêche</text:p>
      <text:p text:style-name="P1">- <text:span text:style-name="T1">soins</text:span></text:p>
      <text:p text:style-name="P1"/>
      <text:p text:style-name="P14">Type:</text:p>
      <text:p text:style-name="P14"/>
      <text:p text:style-name="P1"/>
      <text:p text:style-name="P1"><text:span text:style-name="T7">5</text:span>) Systèmes du vaisseau</text:p>
      <text:p text:style-name="P1"/>
      <text:p text:style-name="P1">- arme</text:p>
      <text:p text:style-name="P1">- stock de munitions</text:p>
      <text:p text:style-name="P1">- gouvernail (salle de commandement)</text:p>
      <text:p text:style-name="P1">- salle des machines (propulsion) <text:span text:style-name="T2">ou bien voiles = vitesse, manoeuvrabilité ?</text:span></text:p>
      <text:p text:style-name="P1">- <text:span text:style-name="T1">infirmerie</text:span></text:p>
      <text:p text:style-name="P1"/>
      <text:p text:style-name="P5">[global]</text:p>
      <text:p text:style-name="P5">- blindage</text:p>
      <text:p text:style-name="P5"/>
      <text:p text:style-name="P4">[hors combat]</text:p>
      <text:p text:style-name="P3">- cuisines (lutte contre la faim)</text:p>
      <text:p text:style-name="P2">- dortoirs (nombre équipage)</text:p>
      <text:p text:style-name="P2">- <text:span text:style-name="T4">cannots de sauvetage (prisonniers et réfugiés) + ou - nombreux</text:span></text:p>
      <text:p text:style-name="P1"/>
      <text:p text:style-name="P1"><text:span text:style-name="T7">6</text:span>) Combat</text:p>
      <text:p text:style-name="P1"/>
      <text:p text:style-name="P17">Temps réel à la FTL</text:p>
      <text:p text:style-name="P17">Les 2 bateaux sont séparés et les tirs téléportés sur le bateau adverse</text:p>
      <text:p text:style-name="P17">Distance de départ qui diminue au fur et à mesure, réduisant le temps que les tirs mettent à arriver sur l’ennemi et permettant l’abordage quand la distance devient proche (ainsi le combat finit toujours par un abordage si pas terminé)</text:p>
      <text:p text:style-name="P17"/>
      <text:p text:style-name="P17">Condition de fin de combat :</text:p>
      <text:p text:style-name="P17">&gt; pertes humaines &gt; 70%</text:p>
      <text:p text:style-name="P17">&gt; inondation &gt; 50% des salles</text:p>
      <text:p text:style-name="P17">&gt; destruction &gt; 80% des salles</text:p>
      <text:p text:style-name="P1"/>
      <text:p text:style-name="P1"/>
      <text:p text:style-name="P1"/>
      <text:p text:style-name="P7"><text:span text:style-name="T7">7</text:span>) Ressources</text:p>
      <text:p text:style-name="P7"/>
      <text:p text:style-name="P7">Or</text:p>
      <text:p text:style-name="P11">Nourriture (poissons issus de la pêche notamment)</text:p>
      <text:p text:style-name="P11">Pièces mécaniques</text:p>
      <text:p text:style-name="P11">Boulets de canon</text:p>
      <text:p text:style-name="P13">Fidélité de l’équipage</text:p>
      <text:p text:style-name="P13">Jours d’avance sur la Marine Royale</text:p>
      <text:p text:style-name="P7"/>
      <text:p text:style-name="P8">Equipage <text:span text:style-name="T5">(on peut marchander des hommes des équipages : acheter, vendre, louer des mercenaires).</text:span></text:p>
      <text:p text:style-name="P10">Il y a trois sortes d’équipage :</text:p>
      <text:p text:style-name="P10">- pirate : coûte de l’or et de la nourriture, très bon, très fidèle tant qu’il est payé</text:p>
      <text:p text:style-name="P10"><text:soft-page-break/>- civil : coûte de la nourriture, moyennement fidèle, moyennement bon</text:p>
      <text:p text:style-name="P10">- esclave : coûte peu de nourriture, pas fidèle, <text:span text:style-name="T9">pas très bon, mais vient gonfler les rangs</text:span></text:p>
      <text:p text:style-name="P10">- mecha : coûte <text:span text:style-name="T9">des pièces mécaniques</text:span>, complètement fidèle, <text:span text:style-name="T9">presque aussi bon qu’un pirate</text:span></text:p>
      <text:p text:style-name="P10"/>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row>
          <table:table-cell table:style-name="Tableau1.A1" office:value-type="string">
            <text:p text:style-name="P15"/>
          </table:table-cell>
          <table:table-cell table:style-name="Tableau1.A1" office:value-type="string">
            <text:p text:style-name="P15">Coût en nourriture</text:p>
          </table:table-cell>
          <table:table-cell table:style-name="Tableau1.A1" office:value-type="string">
            <text:p text:style-name="P15">Coût en Or</text:p>
          </table:table-cell>
          <table:table-cell table:style-name="Tableau1.A1" office:value-type="string">
            <text:p text:style-name="P15">Coût en pièces mécaniques</text:p>
          </table:table-cell>
          <table:table-cell table:style-name="Tableau1.A1" office:value-type="string">
            <text:p text:style-name="P15">Efficacité</text:p>
          </table:table-cell>
          <table:table-cell table:style-name="Tableau1.A1" office:value-type="string">
            <text:p text:style-name="P15">Peut se revendre contre de l’Or</text:p>
          </table:table-cell>
          <table:table-cell table:style-name="Tableau1.G1" office:value-type="string">
            <text:p text:style-name="P16">Module requis</text:p>
          </table:table-cell>
        </table:table-row>
        <table:table-row>
          <table:table-cell table:style-name="Tableau1.A2" office:value-type="string">
            <text:p text:style-name="P15">Pirate</text:p>
          </table:table-cell>
          <table:table-cell table:style-name="Tableau1.A2" office:value-type="string">
            <text:p text:style-name="P15">2</text:p>
          </table:table-cell>
          <table:table-cell table:style-name="Tableau1.A2" office:value-type="string">
            <text:p text:style-name="P15">1</text:p>
          </table:table-cell>
          <table:table-cell table:style-name="Tableau1.A2" office:value-type="string">
            <text:p text:style-name="P15">0</text:p>
          </table:table-cell>
          <table:table-cell table:style-name="Tableau1.A2" office:value-type="string">
            <text:p text:style-name="P15">20%</text:p>
          </table:table-cell>
          <table:table-cell table:style-name="Tableau1.A2" office:value-type="string">
            <text:p text:style-name="P15">non</text:p>
          </table:table-cell>
          <table:table-cell table:style-name="Tableau1.G2" office:value-type="string">
            <text:p text:style-name="P16">Crew quarter</text:p>
          </table:table-cell>
        </table:table-row>
        <table:table-row>
          <table:table-cell table:style-name="Tableau1.A2" office:value-type="string">
            <text:p text:style-name="P15">Civil</text:p>
          </table:table-cell>
          <table:table-cell table:style-name="Tableau1.A2" office:value-type="string">
            <text:p text:style-name="P15">2</text:p>
          </table:table-cell>
          <table:table-cell table:style-name="Tableau1.A2" office:value-type="string">
            <text:p text:style-name="P15">0</text:p>
          </table:table-cell>
          <table:table-cell table:style-name="Tableau1.A2" office:value-type="string">
            <text:p text:style-name="P15">0</text:p>
          </table:table-cell>
          <table:table-cell table:style-name="Tableau1.A2" office:value-type="string">
            <text:p text:style-name="P15">10%</text:p>
          </table:table-cell>
          <table:table-cell table:style-name="Tableau1.A2" office:value-type="string">
            <text:p text:style-name="P15">non</text:p>
          </table:table-cell>
          <table:table-cell table:style-name="Tableau1.G2" office:value-type="string">
            <text:p text:style-name="P16">Crew quarter</text:p>
          </table:table-cell>
        </table:table-row>
        <table:table-row>
          <table:table-cell table:style-name="Tableau1.A2" office:value-type="string">
            <text:p text:style-name="P15">Esclave</text:p>
          </table:table-cell>
          <table:table-cell table:style-name="Tableau1.A2" office:value-type="string">
            <text:p text:style-name="P15">1</text:p>
          </table:table-cell>
          <table:table-cell table:style-name="Tableau1.A2" office:value-type="string">
            <text:p text:style-name="P15">0</text:p>
          </table:table-cell>
          <table:table-cell table:style-name="Tableau1.A2" office:value-type="string">
            <text:p text:style-name="P15">0</text:p>
          </table:table-cell>
          <table:table-cell table:style-name="Tableau1.A2" office:value-type="string">
            <text:p text:style-name="P15">5%</text:p>
          </table:table-cell>
          <table:table-cell table:style-name="Tableau1.A2" office:value-type="string">
            <text:p text:style-name="P15">oui</text:p>
          </table:table-cell>
          <table:table-cell table:style-name="Tableau1.G2" office:value-type="string">
            <text:p text:style-name="P16">Crew quarter</text:p>
          </table:table-cell>
        </table:table-row>
        <table:table-row>
          <table:table-cell table:style-name="Tableau1.A2" office:value-type="string">
            <text:p text:style-name="P15">Mecha</text:p>
          </table:table-cell>
          <table:table-cell table:style-name="Tableau1.A2" office:value-type="string">
            <text:p text:style-name="P15">0</text:p>
          </table:table-cell>
          <table:table-cell table:style-name="Tableau1.A2" office:value-type="string">
            <text:p text:style-name="P15">0</text:p>
          </table:table-cell>
          <table:table-cell table:style-name="Tableau1.A2" office:value-type="string">
            <text:p text:style-name="P15">1</text:p>
          </table:table-cell>
          <table:table-cell table:style-name="Tableau1.A2" office:value-type="string">
            <text:p text:style-name="P15">15%</text:p>
          </table:table-cell>
          <table:table-cell table:style-name="Tableau1.A2" office:value-type="string">
            <text:p text:style-name="P15">oui</text:p>
          </table:table-cell>
          <table:table-cell table:style-name="Tableau1.G2" office:value-type="string">
            <text:p text:style-name="P16">Hangar à mecha</text:p>
          </table:table-cell>
        </table:table-row>
      </table:table>
      <text:p text:style-name="P10"/>
      <text:p text:style-name="P11">On en déduit les valeurs marchandes des ressources :</text:p>
      <text:p text:style-name="P11"/>
      <text:p text:style-name="P11">Nourriture = 1</text:p>
      <text:p text:style-name="P11">Or = 2</text:p>
      <text:p text:style-name="P11">Pièces mécaniques = 3</text:p>
      <text:p text:style-name="P11"/>
      <text:p text:style-name="P10">Taux de fidélité de l’équipage : avec le temps la fidélité augmente, les recrutés de force sont moins fidèles, la faim fait augmenter l’infidélité, certains événements permettent d’augmenter ou faire perdre de la fidélité, certains événements ne sont possibles qu’avec un certain taux de fidélité.</text:p>
      <text:p text:style-name="P13">La fidélité augment (ou diminue) aussi l’efficacité de l’équipage (+/- X%).</text:p>
      <text:p text:style-name="P10">Les mercenaires sont très fidèles tant qu’il ya de l’Or, et très infidèles s’il n’y a plus d’Or pour les payer.</text:p>
      <text:p text:style-name="P10">Taux de fidélité trop bas = risque de mutinerie = chance de GAME OVER / chance aussi de retourner la situation et de faire exécuter ou non <text:span text:style-name="T8">les mutins.</text:span></text:p>
      <text:p text:style-name="P10"/>
      <text:p text:style-name="P9">Reliques (cargaison) – donne un bonus passif</text:p>
      <text:p text:style-name="P8"/>
      <text:p text:style-name="P9">7) Topologie des lieux</text:p>
      <text:p text:style-name="P9"/>
      <text:p text:style-name="P9">- Navire de la Marine Royale</text:p>
      <text:p text:style-name="P9">- Navire pirate</text:p>
      <text:p text:style-name="P9">- Navire civil</text:p>
      <text:p text:style-name="P9">- Navire marchand (boutique)</text:p>
      <text:p text:style-name="P9">- Port civil fortifié</text:p>
      <text:p text:style-name="P9">- Port marchand (boutique)</text:p>
      <text:p text:style-name="P9">- Monstre marin (combat ? Ou bien perte sèche avec gain d’XP)</text:p>
      <text:p text:style-name="P9">- Île déserte →<text:span text:style-name="T9"> Or</text:span>, malédiction, ennemis qui font gagner de l’XP en combat et du loot</text:p>
      <text:p text:style-name="P9">- Tempête (gameplay exotique de navigation ? Ou bien perte sèche avec gain d’XP)</text:p>
      <text:p text:style-name="P9">- Survivants à sauver ou <text:span text:style-name="T7">exécuter (sur la planche) ou enrôler (faible fidélité)</text:span></text:p>
      <text:p text:style-name="P9">- Homme tombé à l’eau (sauver avec un cannot ? = perte de temps)</text:p>
      <text:p text:style-name="P9">- <text:span text:style-name="T9">Lieu de pêche (baleine, bancs de poissons) → nourriture</text:span></text:p>
      <text:p text:style-name="P9">- <text:span text:style-name="T9">Epave à démembrer → pièces mécaniques (et parfois de l’or)</text:span></text:p>
      <text:p text:style-name="P9"/>
      <text:p text:style-name="P12">Les choix multiples s’effectuent via des tuiles :</text:p>
      <text:p text:style-name="P12">- non survolée = grisée et image figée</text:p>
      <text:p text:style-name="P12"><text:soft-page-break/>- survolée = couleur et une vidéo de l’événement se joue, ce qui permet de visionner l’événement potentiel (ex: saut d’une planche pour nourrir les requins)</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5.4.4.2$Windows_X86_64 LibreOffice_project/2524958677847fb3bb44820e40380acbe820f960</meta:generator>
    <dc:date>2019-01-14T00:21:27.711000000</dc:date>
    <meta:editing-duration>PT34M57S</meta:editing-duration>
    <meta:editing-cycles>18</meta:editing-cycles>
    <meta:document-statistic meta:table-count="1" meta:image-count="0" meta:object-count="0" meta:page-count="4" meta:paragraph-count="125" meta:word-count="841" meta:character-count="4702" meta:non-whitespace-character-count="3985"/>
  </office:meta>
</office:document-meta>
</file>